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6000000C8C259043A7306DEF3.png" manifest:media-type="image/png"/>
  <manifest:file-entry manifest:full-path="Pictures/1000020100000136000000C889355AB2324D3C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415cm" fo:min-width="1.1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4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9900" draw:textarea-horizontal-align="justify" draw:textarea-vertical-align="middle" draw:auto-grow-height="false" fo:min-height="1.415cm" fo:min-width="1.12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2.266cm" fo:min-width="2.01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21.7000007629395pt"/>
    </style:style>
    <style:style style:name="P3" style:family="paragraph">
      <loext:graphic-properties draw:fill="none" draw:fill-color="#ffffff"/>
      <style:paragraph-properties fo:text-align="center"/>
      <style:text-properties fo:font-size="21.7000007629395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00"/>
      <style:paragraph-properties fo:text-align="center"/>
      <style:text-properties fo:font-size="21.7000007629395pt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1.7000007629395pt"/>
    </style:style>
    <style:style style:name="T2" style:family="text">
      <style:text-properties style:text-position="-33% 58%" fo:font-size="21.700000762939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625cm" svg:height="1.665cm" svg:x="1.906cm" svg:y="8.234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5.593cm" svg:x="1.864cm" svg:y="11.198cm">
          <draw:text-box>
            <text:p text:style-name="P1"><text:span text:style-name="T3">.</text:span></text:p>
            <text:p text:style-name="P1"><text:span text:style-name="T3">.</text:span></text:p>
            <text:p text:style-name="P1"><text:span text:style-name="T3">.</text:span></text:p>
          </draw:text-box>
        </draw:frame>
        <draw:line draw:style-name="gr3" draw:text-style-name="P4" draw:layer="layout" svg:x1="3.569cm" svg:y1="9.177cm" svg:x2="11.43cm" svg:y2="5.588cm">
          <text:p/>
        </draw:line>
        <draw:line draw:style-name="gr3" draw:text-style-name="P4" draw:layer="layout" svg:x1="14.895cm" svg:y1="5.566cm" svg:x2="17.258cm" svg:y2="5.566cm">
          <text:p/>
        </draw:line>
        <draw:line draw:style-name="gr3" draw:text-style-name="P4" draw:layer="layout" svg:x1="3.569cm" svg:y1="9.178cm" svg:x2="11.431cm" svg:y2="12.446cm">
          <text:p/>
        </draw:line>
        <draw:line draw:style-name="gr3" draw:text-style-name="P4" draw:layer="layout" svg:x1="14.895cm" svg:y1="12.766cm" svg:x2="17.258cm" svg:y2="12.766cm">
          <text:p/>
        </draw:line>
        <draw:line draw:style-name="gr3" draw:text-style-name="P4" draw:layer="layout" svg:x1="14.895cm" svg:y1="21.266cm" svg:x2="17.258cm" svg:y2="21.266cm">
          <text:p/>
        </draw:line>
        <draw:line draw:style-name="gr3" draw:text-style-name="P4" draw:layer="layout" svg:x1="3.569cm" svg:y1="9.178cm" svg:x2="11.432cm" svg:y2="21.336cm">
          <text:p/>
        </draw:line>
        <draw:line draw:style-name="gr3" draw:text-style-name="P4" draw:layer="layout" svg:x1="3.569cm" svg:y1="18.078cm" svg:x2="11.43cm" svg:y2="5.588cm">
          <text:p/>
        </draw:line>
        <draw:line draw:style-name="gr3" draw:text-style-name="P4" draw:layer="layout" svg:x1="3.569cm" svg:y1="18.079cm" svg:x2="11.43cm" svg:y2="12.446cm">
          <text:p/>
        </draw:line>
        <draw:line draw:style-name="gr3" draw:text-style-name="P4" draw:layer="layout" svg:x1="3.569cm" svg:y1="18.079cm" svg:x2="11.432cm" svg:y2="21.336cm">
          <text:p/>
        </draw:line>
        <draw:custom-shape draw:style-name="gr1" draw:text-style-name="P2" draw:layer="layout" svg:width="1.625cm" svg:height="1.665cm" svg:x="1.906cm" svg:y="17.234cm">
          <text:p text:style-name="P1"><text:span text:style-name="T1">X</text:span><text:span text:style-name="T2">N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096cm" svg:height="4.255cm" svg:x="17.188cm" svg:y="3.365cm">
          <draw:image xlink:href="Pictures/1000020100000136000000C889355AB2324D3C9D.png" xlink:type="simple" xlink:show="embed" xlink:actuate="onLoad">
            <text:p/>
          </draw:image>
        </draw:frame>
        <draw:frame draw:style-name="gr4" draw:text-style-name="P4" draw:layer="layout" svg:width="6.096cm" svg:height="4.255cm" svg:x="17.188cm" svg:y="10.566cm">
          <draw:image xlink:href="Pictures/1000020100000136000000C8C259043A7306DEF3.png" xlink:type="simple" xlink:show="embed" xlink:actuate="onLoad">
            <text:p/>
          </draw:image>
        </draw:frame>
        <draw:frame draw:style-name="gr4" draw:text-style-name="P4" draw:layer="layout" svg:width="6.096cm" svg:height="4.255cm" svg:x="17.188cm" svg:y="19.066cm">
          <draw:image xlink:href="Pictures/1000020100000136000000C8C259043A7306DEF3.png" xlink:type="simple" xlink:show="embed" xlink:actuate="onLoad">
            <text:p/>
          </draw:image>
        </draw:frame>
        <draw:custom-shape draw:style-name="gr5" draw:text-style-name="P5" draw:layer="layout" svg:width="1.625cm" svg:height="1.665cm" svg:x="24.606cm" svg:y="4.634cm">
          <text:p text:style-name="P1"><text:span text:style-name="T1">y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25cm" svg:height="1.665cm" svg:x="24.606cm" svg:y="11.233cm">
          <text:p text:style-name="P1"><text:span text:style-name="T1">y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25cm" svg:height="1.665cm" svg:x="24.606cm" svg:y="19.932cm">
          <text:p text:style-name="P1"><text:span text:style-name="T1">y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56cm" svg:height="3.556cm" svg:x="11.43cm" svg:y="3.81cm">
          <text:p text:style-name="P1"><text:span text:style-name="T4">O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56cm" svg:height="3.556cm" svg:x="11.431cm" svg:y="10.911cm">
          <text:p text:style-name="P1"><text:span text:style-name="T4">O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56cm" svg:height="3.556cm" svg:x="11.432cm" svg:y="19.512cm">
          <text:p text:style-name="P1"><text:span text:style-name="T4">O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765cm" svg:height="7.047cm" svg:x="1.764cm" svg:y="2.397cm"/>
      <draw:page-thumbnail draw:layer="backgroundobjects" svg:width="7.765cm" svg:height="7.047cm" svg:x="1.764cm" svg:y="10.445cm"/>
      <draw:page-thumbnail draw:layer="backgroundobjects" svg:width="7.765cm" svg:height="7.047cm" svg:x="1.764cm" svg:y="18.493cm"/>
      <draw:page-thumbnail draw:layer="backgroundobjects" svg:width="7.765cm" svg:height="7.047cm" svg:x="12.059cm" svg:y="2.397cm"/>
      <draw:page-thumbnail draw:layer="backgroundobjects" svg:width="7.765cm" svg:height="7.047cm" svg:x="12.059cm" svg:y="10.445cm"/>
      <draw:page-thumbnail draw:layer="backgroundobjects" svg:width="7.765cm" svg:height="7.047cm" svg:x="12.059cm" svg:y="18.493cm"/>
    </style:handout-master>
    <style:master-page style:name="Default" style:page-layout-name="PM1" draw:style-name="Mdp1">
      <draw:frame presentation:style-name="Default-title" draw:layer="backgroundobjects" svg:width="25.191cm" svg:height="4.241cm" svg:x="1.398cm" svg:y="1.011cm" presentation:class="title" presentation:placeholder="true">
        <draw:text-box/>
      </draw:frame>
      <draw:frame presentation:style-name="Default-outline1" draw:layer="backgroundobjects" svg:width="25.191cm" svg:height="14.731cm" svg:x="1.398cm" svg:y="5.942cm" presentation:class="outline" presentation:placeholder="true">
        <draw:text-box/>
      </draw:frame>
      <draw:frame presentation:style-name="Mpr1" draw:text-style-name="MP2" draw:layer="backgroundobjects" svg:width="6.521cm" svg:height="1.751cm" svg:x="1.398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751cm" svg:x="9.571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751cm" svg:x="20.068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5:32:33.737430064</meta:creation-date>
    <dc:date>2019-04-04T22:12:43.954349328</dc:date>
    <meta:editing-duration>PT5H22M33S</meta:editing-duration>
    <meta:editing-cycles>8</meta:editing-cycles>
    <meta:generator>LibreOffice/5.1.6.2$Linux_X86_64 LibreOffice_project/10m0$Build-2</meta:generator>
    <meta:document-statistic meta:object-count="44"/>
  </office:meta>
</office:document-meta>
</file>